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69.97mm"/>
    </style:style>
    <style:style style:name="co6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fd095" fo:border="0.06pt solid #000000"/>
    </style:style>
    <style:style style:name="ce3" style:family="table-cell" style:parent-style-name="Default">
      <style:table-cell-properties fo:background-color="#e6e905"/>
    </style:style>
    <style:style style:name="ce4" style:family="table-cell" style:parent-style-name="Default">
      <style:table-cell-properties fo:background-color="#ffb66c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b66c" fo:border="0.06pt solid #000000"/>
    </style:style>
    <style:style style:name="ce12" style:family="table-cell" style:parent-style-name="Default">
      <style:table-cell-properties fo:background-color="#dde8cb" fo:border="0.06pt solid #000000"/>
    </style:style>
    <style:style style:name="ce13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7" table:default-cell-style-name="ce1"/>
        <table:table-row table:style-name="ro1">
          <table:table-cell table:style-name="ce1"/>
          <table:table-cell table:style-name="ce4" office:value-type="string" calcext:value-type="string">
            <text:p>WMC</text:p>
          </table:table-cell>
          <table:table-cell table:style-name="ce4" office:value-type="string" calcext:value-type="string">
            <text:p>DIT</text:p>
          </table:table-cell>
          <table:table-cell table:style-name="ce4" office:value-type="string" calcext:value-type="string">
            <text:p>NOC</text:p>
          </table:table-cell>
          <table:table-cell table:style-name="ce4" office:value-type="string" calcext:value-type="string">
            <text:p>CBO</text:p>
          </table:table-cell>
          <table:table-cell table:style-name="ce4" office:value-type="string" calcext:value-type="string">
            <text:p>CS</text:p>
          </table:table-cell>
          <table:table-cell table:style-name="ce4" office:value-type="string" calcext:value-type="string">
            <text:p>NOO</text:p>
          </table:table-cell>
          <table:table-cell table:style-name="ce4" office:value-type="string" calcext:value-type="string">
            <text:p>NOA</text:p>
          </table:table-cell>
        </table:table-row>
        <table:table-row table:style-name="ro1">
          <table:table-cell office:value-type="string" calcext:value-type="string">
            <text:p>Are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sta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sor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sk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u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gran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undid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Algo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er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2">
          <table:table-cell table:style-name="ce3" office:value-type="string" calcext:value-type="string">
            <text:p>Testar 20% das classes:</text:p>
          </table:table-cell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Aresta, Grafo, No: Foram as classes escolhidas pois possuem o maior WMC, CBO, CS</text:p>
          </table:table-cell>
          <table:table-cell table:style-name="Default" table:number-columns-repeated="7"/>
        </table:table-row>
      </table:table>
      <table:table table:name="Planilha2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1" office:value-type="string" calcext:value-type="string">
            <text:p>Classe::Metodo</text:p>
          </table:table-cell>
          <table:table-cell table:style-name="ce13" office:value-type="string" calcext:value-type="string">
            <text:p>Complexidade Ciclomát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sta::vizinho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0 Metódos</text:p>
          </table:table-cell>
          <table:table-cell/>
        </table:table-row>
        <table:table-row table:style-name="ro1">
          <table:table-cell office:value-type="string" calcext:value-type="string">
            <text:p>Aresta::getArestaByI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0% 60 = 12</text:p>
          </table:table-cell>
          <table:table-cell/>
        </table:table-row>
        <table:table-row table:style-name="ro1">
          <table:table-cell office:value-type="string" calcext:value-type="string">
            <text:p>Aresta::getNoAdjacen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recisa testar no minimo 12 metódos mais complexos</text:p>
          </table:table-cell>
          <table:table-cell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estaComparator::compar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1" office:value-type="string" calcext:value-type="string">
            <text:p>Classe::Metodo</text:p>
          </table:table-cell>
          <table:table-cell table:style-name="ce13" office:value-type="string" calcext:value-type="string">
            <text:p>Complexidade Ciclomática</text:p>
          </table:table-cell>
        </table:table-row>
        <table:table-row table:style-name="ro1">
          <table:table-cell office:value-type="string" calcext:value-type="string">
            <text:p>ConversorNo::toString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ijkistra::calcularDijkstra: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versorNo::fromString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Grafo::isMultigrafo: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versorNo::canConvert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Grafo::getMapaArestasAdjacentes: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2" table:number-columns-repeated="2"/>
          <table:table-cell table:number-columns-repeated="2"/>
          <table:table-cell table:style-name="ce1" office:value-type="string" calcext:value-type="string">
            <text:p>Grafo::isCompleto: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Grafo::isAdjacente: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jkistra::menorEstimativa: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Grafo::getGrauNo: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Grafo::mapeamentoVerticesAdjacentes: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jkistra::arestasSaemNoAtual: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Grafo::linkExists: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2" table:number-columns-repeated="2"/>
          <table:table-cell table:number-columns-repeated="2"/>
          <table:table-cell table:style-name="ce1" office:value-type="string" calcext:value-type="string">
            <text:p>No::nextEdge: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fo::isMultigrafo: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office:value-type="string" calcext:value-type="string">
            <text:p>No::primeiraAresta: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MapaArestasAdjacentes: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Aresta::vizinhos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isCompleto: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Aresta::getNoAdjacente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fo::isAdjacente: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GrauNo: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mapeamentoVerticesAdjacentes: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linkExists: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isRegular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ArestasDoNoAtual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GrausDeRecepcao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rarVerticesAdjacentes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Graus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verticesIndependente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GrausDeEmissa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adicionarAresta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MatrizIncidencia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MatrizAdjacencia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possuiElementoRepetido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nodePositionInMatrix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isFonte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TipoAresta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noExiste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adicionaNo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No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fo::getOrdem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Kruskal::kruskal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::mergeComponents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::getComponenteKruskal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argura::calculate: 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lgrange::malgrangeWithTransitivoInverso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::malgrangeWithTransitivoDireto: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o::nextEdge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::getNoById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::primeiraAresta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osComparator::compare: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im::getArestaPrim: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::prim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ofundidade::calculate: 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orkerXml::grafoFromFile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Xml::saveFileForGrafo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Xml::setGrafo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Xml::writeGrafoInXmlString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Xml::grafoToHtmlReadable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erXml::clearWorkerXml: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2:Planilha1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09:18:22.9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7:30:56.319000000</meta:creation-date>
    <meta:generator>LibreOffice/6.0.5.2$Windows_X86_64 LibreOffice_project/54c8cbb85f300ac59db32fe8a675ff7683cd5a16</meta:generator>
    <dc:date>2018-10-17T11:32:01.898000000</dc:date>
    <meta:editing-duration>PT2H8M49S</meta:editing-duration>
    <meta:editing-cycles>12</meta:editing-cycles>
    <meta:document-statistic meta:table-count="2" meta:cell-count="270" meta:object-count="0"/>
  </office:meta>
</office:document-meta>
</file>